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paket">
        <table:table-row>
          <table:table-cell office:value-type="string">
            <text:p>id_paket</text:p>
          </table:table-cell>
          <table:table-cell office:value-type="string">
            <text:p>nama</text:p>
          </table:table-cell>
          <table:table-cell office:value-type="string">
            <text:p>waktu_pengerjaan</text:p>
          </table:table-cell>
          <table:table-cell office:value-type="string">
            <text:p>aktif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PAS 12-Ganjil - Matematika</text:p>
          </table:table-cell>
          <table:table-cell office:value-type="float" office:value="120">
            <text:p>120</text:p>
          </table:table-cell>
          <table:table-cell office:value-type="string">
            <text:p>N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Perkenalan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Paket Sosialisasi MIPA, IPS, dan BB</text:p>
          </table:table-cell>
          <table:table-cell office:value-type="float" office:value="15">
            <text:p>15</text:p>
          </table:table-cell>
          <table:table-cell office:value-type="string">
            <text:p>Y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8.3</meta:generator>
    <meta:initial-creator>phpMyAdmin 4.8.3</meta:initial-creator>
    <meta:creation-date>2019-01-31T13:08:38</meta:creation-date>
  </office:meta>
</office:document-meta>
</file>